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bc3a3"/>
    </style:style>
    <style:style style:name="P2" style:family="paragraph" style:parent-style-name="Text_20_body">
      <style:text-properties officeooo:rsid="001cf2b2" officeooo:paragraph-rsid="001cf2b2"/>
    </style:style>
    <style:style style:name="P3" style:family="paragraph" style:parent-style-name="Text_20_body">
      <style:text-properties officeooo:rsid="001e24cc" officeooo:paragraph-rsid="001e24cc"/>
    </style:style>
    <style:style style:name="P4" style:family="paragraph" style:parent-style-name="Text_20_body">
      <style:text-properties officeooo:rsid="001e24cc" officeooo:paragraph-rsid="0025d1f5"/>
    </style:style>
    <style:style style:name="P5" style:family="paragraph" style:parent-style-name="Text_20_body">
      <style:text-properties officeooo:rsid="001face9" officeooo:paragraph-rsid="001face9"/>
    </style:style>
    <style:style style:name="P6" style:family="paragraph" style:parent-style-name="Text_20_body">
      <style:paragraph-properties fo:text-align="start" style:justify-single-word="false"/>
      <style:text-properties officeooo:rsid="001face9" officeooo:paragraph-rsid="001face9"/>
    </style:style>
    <style:style style:name="P7" style:family="paragraph" style:parent-style-name="Text_20_body">
      <style:paragraph-properties fo:text-align="start" style:justify-single-word="false"/>
      <style:text-properties style:font-name="Liberation Serif" officeooo:rsid="001face9" officeooo:paragraph-rsid="001face9"/>
    </style:style>
    <style:style style:name="P8" style:family="paragraph" style:parent-style-name="Text_20_body">
      <style:text-properties style:font-name="FreeMono" officeooo:rsid="001face9" officeooo:paragraph-rsid="001face9"/>
    </style:style>
    <style:style style:name="P9" style:family="paragraph" style:parent-style-name="Text_20_body">
      <style:text-properties officeooo:rsid="00232e61" officeooo:paragraph-rsid="00232e61"/>
    </style:style>
    <style:style style:name="P10" style:family="paragraph" style:parent-style-name="Text_20_body">
      <style:text-properties officeooo:paragraph-rsid="0024ca7b"/>
    </style:style>
    <style:style style:name="P11" style:family="paragraph" style:parent-style-name="Footnote">
      <style:text-properties officeooo:rsid="001face9" officeooo:paragraph-rsid="001face9"/>
    </style:style>
    <style:style style:name="P12" style:family="paragraph" style:parent-style-name="Standard" style:list-style-name="L2"/>
    <style:style style:name="P13" style:family="paragraph" style:parent-style-name="Text_20_body" style:list-style-name="L1">
      <style:paragraph-properties fo:text-align="start" style:justify-single-word="false"/>
      <style:text-properties style:font-name="Liberation Serif" officeooo:rsid="001face9" officeooo:paragraph-rsid="001face9"/>
    </style:style>
    <style:style style:name="P14" style:family="paragraph" style:parent-style-name="Text_20_body" style:list-style-name="L2">
      <style:paragraph-properties fo:text-align="start" style:justify-single-word="false"/>
      <style:text-properties style:font-name="Liberation Serif" officeooo:rsid="001face9" officeooo:paragraph-rsid="001face9"/>
    </style:style>
    <style:style style:name="P15" style:family="paragraph" style:parent-style-name="Text_20_body" style:list-style-name="L3">
      <style:paragraph-properties fo:text-align="start" style:justify-single-word="false"/>
      <style:text-properties style:font-name="Liberation Serif" officeooo:rsid="001face9" officeooo:paragraph-rsid="001face9"/>
    </style:style>
    <style:style style:name="P16" style:family="paragraph" style:parent-style-name="Text_20_body">
      <style:paragraph-properties fo:text-align="start" style:justify-single-word="false"/>
      <style:text-properties officeooo:paragraph-rsid="001face9"/>
    </style:style>
    <style:style style:name="P17" style:family="paragraph" style:parent-style-name="Text_20_body" style:list-style-name="L1">
      <style:paragraph-properties fo:text-align="start" style:justify-single-word="false"/>
      <style:text-properties officeooo:paragraph-rsid="001face9"/>
    </style:style>
    <style:style style:name="P18" style:family="paragraph" style:parent-style-name="Heading_20_1">
      <style:paragraph-properties fo:text-align="center" style:justify-single-word="false"/>
      <style:text-properties officeooo:rsid="001cf2b2" officeooo:paragraph-rsid="001bc3a3"/>
    </style:style>
    <style:style style:name="P19" style:family="paragraph" style:parent-style-name="Heading_20_2">
      <style:paragraph-properties fo:text-align="center" style:justify-single-word="false"/>
      <style:text-properties officeooo:rsid="001face9" officeooo:paragraph-rsid="001face9"/>
    </style:style>
    <style:style style:name="T1" style:family="text">
      <style:text-properties officeooo:rsid="001e24cc"/>
    </style:style>
    <style:style style:name="T2" style:family="text">
      <style:text-properties officeooo:rsid="001face9"/>
    </style:style>
    <style:style style:name="T3" style:family="text">
      <style:text-properties style:font-name="FreeMono"/>
    </style:style>
    <style:style style:name="T4" style:family="text">
      <style:text-properties style:font-name="Liberation Serif"/>
    </style:style>
    <style:style style:name="T5" style:family="text">
      <style:text-properties style:font-name="Liberation Serif" officeooo:rsid="00232e61"/>
    </style:style>
    <style:style style:name="T6" style:family="text">
      <style:text-properties style:font-name="Liberation Serif" officeooo:rsid="001face9"/>
    </style:style>
    <style:style style:name="T7" style:family="text">
      <style:text-properties officeooo:rsid="0024ca7b"/>
    </style:style>
    <style:style style:name="T8" style:family="text">
      <style:text-properties officeooo:rsid="0025d1f5"/>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El Mapa - Portfolio Project Number 1</text:h>
      <text:p text:style-name="P1"/>
      <text:p text:style-name="P2">There comes a time when you find yourself lost, you go through a door and forget why you are there, <text:span text:style-name="T8">or what you are looking for, y</text:span>ou seem to have been neuralyzed. <text:span text:style-name="T1">It is for those times that we have developed El Mapa.</text:span></text:p>
      <text:p text:style-name="P4">El Mapa is a web application that will run seamlessly on both mobile and desktop. On load, it will provide <text:span text:style-name="T2">you </text:span>with a map centred on <text:span text:style-name="T2">your </text:span>own location and (dependant on internet speeds) instant access to a mountain of information such as current position on the planet, weather and even the currency of preference so that the next time you go through your front door, you will know everything about what is going on outside.</text:p>
      <text:p text:style-name="P3"/>
      <text:h text:style-name="P19" text:outline-level="2">Here is how we are going to do it</text:h>
      <text:p text:style-name="P16"><text:span text:style-name="T2">On load, a jQuery.ajax call will be made to </text:span><text:bookmark-start text:name="getIsoCOuntries-top"/><text:a xlink:type="simple" xlink:href="#getIsoCountries-bottom" text:style-name="Internet_20_link" text:visited-style-name="Visited_20_Internet_20_Link"><text:span text:style-name="T2">getIsoCountries.php</text:span></text:a><text:bookmark-end text:name="getIsoCOuntries-top"/><text:a xlink:type="simple" xlink:href="#getIsoCountries-bottom" text:style-name="Internet_20_link" text:visited-style-name="Visited_20_Internet_20_Link"><text:span text:style-name="T2">,</text:span></text:a><text:span text:style-name="T2"> which will return an object (isoCountries) associating all countries with their ISO codes. On fulfilment of this request, isoCountries will be mapped and its elements used to populate a drop-down list of countries at the top of the screen</text:span><text:span text:style-name="T6"><text:note text:id="ftn1" text:note-class="footnote"><text:note-citation>1</text:note-citation><text:note-body><text:p text:style-name="P11">See screen layout on annex<text:span text:style-name="T7">ed files.</text:span></text:p></text:note-body></text:note></text:span><text:span text:style-name="T2">.</text:span></text:p>
      <text:p text:style-name="P6">At this point a map will be initialized and displayed with the use of library Leaflet.js</text:p>
      <text:p text:style-name="P6">The method <text:span text:style-name="T3">window.navigator.geolocation.getCurrentPosition() </text:span><text:span text:style-name="T4">will be used to retrieve the user’s location and the data returned will be used on a call to api.geonames.org/countryCode which returns the ISO country code for the user’s location. In case of failing to determine the device’s location, the user will be able to select a country from a drop-down list.</text:span></text:p>
      <text:p text:style-name="P7">The ISO country code will be used on ajax call<text:span text:style-name="T8">s</text:span> to:</text:p>
      <text:list xml:id="list4038165917" text:style-name="L1">
        <text:list-item>
          <text:p text:style-name="P17"><text:bookmark-start text:name="'"/><text:bookmark-start text:name="getBorders-top"/><text:a xlink:type="simple" xlink:href="#getBorders-bottom" text:style-name="Internet_20_link" text:visited-style-name="Visited_20_Internet_20_Link"><text:span text:style-name="T6">getBorders.php</text:span></text:a><text:bookmark-end text:name="'"/><text:bookmark-end text:name="getBorders-top"/><text:span text:style-name="T6">: re</text:span><text:span text:style-name="T5">tu</text:span><text:span text:style-name="T6">rns the country’s borders in geoJSON format.</text:span></text:p>
        </text:list-item>
        <text:list-item>
          <text:p text:style-name="P13">api.geonames.org/info?country=&lt;country-code&gt;: provides the bounding box coordinates of the given country.</text:p>
        </text:list-item>
      </text:list>
      <text:p text:style-name="P6"><text:span text:style-name="T4">With this data, and the help of Leaflet’s </text:span><text:span text:style-name="T3">.geoJSON()</text:span><text:span text:style-name="T4"> method, a polygon will be added to the map outlining the user’s country and the map will then be re-centred by passing the bounding box coordinates to </text:span><text:span text:style-name="T3">L.flyTo().</text:span></text:p>
      <text:p text:style-name="P7">After this a series of asynchronous <text:s/>calls will be made to different APIs in order to retrieve information about their location. This calls will be made by PHP routines via ajax and include the following APIs:</text:p>
      <text:list xml:id="list3276089075" text:style-name="L2">
        <text:list-item>
          <text:p text:style-name="P14">api.geonames.org/earthquakesJSON</text:p>
        </text:list-item>
        <text:list-item>
          <text:p text:style-name="P14">api.geonames.org/findNearbyWikipediaJSON</text:p>
        </text:list-item>
        <text:list-item>
          <text:p text:style-name="P12">api.geonames.org/gtopo30JSON</text:p>
        </text:list-item>
        <text:list-item>
          <text:p text:style-name="P14">openexchangerates.org/api</text:p>
        </text:list-item>
        <text:list-item>
          <text:p text:style-name="P14"><text:soft-page-break/>openweathermap.org/data/2.5/forecast/weather</text:p>
        </text:list-item>
        <text:list-item>
          <text:p text:style-name="P14">aviation-edge.com/v2/public/nearby</text:p>
        </text:list-item>
        <text:list-item>
          <text:p text:style-name="P14">newsapi.org/v2/top-headlines</text:p>
        </text:list-item>
        <text:list-item>
          <text:p text:style-name="P14">reverse.geocoder.ls.hereapi.com/6.2/reversegeocode.json</text:p>
        </text:list-item>
        <text:list-item>
          <text:p text:style-name="P14">wft-geo-db.p.rapidapi.com/v1/geo/cities</text:p>
        </text:list-item>
      </text:list>
      <text:p text:style-name="P7">The data retrieved from the above includes population, area, <text:s/>altitude, currency, exchange rate, facts of interest, weather, news, landmarks and cities and will be located in one out of four locations on the screen:</text:p>
      <text:list xml:id="list45692881" text:style-name="L3">
        <text:list-item>
          <text:p text:style-name="P15">A marker on the user’s location will display all location-specific data,</text:p>
        </text:list-item>
        <text:list-item>
          <text:p text:style-name="P15">a marker on the capital city will display country-specific data,</text:p>
        </text:list-item>
        <text:list-item>
          <text:p text:style-name="P15">an expandable widget bar at the top of the screen will display other data not related to specific locations on the map, and finally</text:p>
        </text:list-item>
        <text:list-item>
          <text:p text:style-name="P15">landmarks and cities <text:span text:style-name="T8">will have their own markers.</text:span></text:p>
        </text:list-item>
      </text:list>
      <text:p text:style-name="P7"/>
      <text:h text:style-name="P19" text:outline-level="2">Annex</text:h>
      <text:h text:style-name="Heading_20_4" text:outline-level="4"><text:bookmark-start text:name="getIsoCountries-bottom"/><text:a xlink:type="simple" xlink:href="#getIsoCOuntries-top" text:style-name="Internet_20_link" text:visited-style-name="Visited_20_Internet_20_Link">getIsoCountries.php</text:a><text:bookmark-end text:name="getIsoCountries-bottom"/></text:h>
      <text:p text:style-name="P5">On request, the program will open file countryBorders.geo.json, map the <text:span text:style-name="T3">file[‘features’]</text:span> array and return an object associating all country names to their ISO codes:</text:p>
      <text:p text:style-name="P8">$isoCountries = [‘country-name’ =&gt; [</text:p>
      <text:p text:style-name="P8"><text:tab/><text:tab/><text:tab/>‘iso_a2’ =&gt; “”,</text:p>
      <text:p text:style-name="P8"><text:tab/><text:tab/><text:tab/>‘iso_a3’ =&gt; “”,</text:p>
      <text:p text:style-name="P8"><text:tab/><text:tab/><text:tab/>‘iso_n3’ =&gt; “”</text:p>
      <text:p text:style-name="P8"><text:tab/><text:tab/><text:tab/>]</text:p>
      <text:p text:style-name="P8">]</text:p>
      <text:p text:style-name="P8"/>
      <text:h text:style-name="Heading_20_4" text:outline-level="4"><text:bookmark-start text:name="getBorders-bottom"/><text:a xlink:type="simple" xlink:href="#getBorders-top" text:style-name="Internet_20_link" text:visited-style-name="Visited_20_Internet_20_Link">getBorders.php</text:a><text:bookmark-end text:name="getBorders-bottom"/></text:h>
      <text:p text:style-name="P9"><text:span text:style-name="T7">On request t</text:span>he program will open file countryBorders.geo.json, map the <text:span text:style-name="T3">file[‘features’]</text:span> array and return the element whose <text:span text:style-name="T3">properties[‘iso_3’]</text:span> property matches the one requeste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7:50:50.851392354</meta:creation-date>
    <dc:date>2021-01-27T12:21:33.680529283</dc:date>
    <meta:editing-duration>PT5H35M27S</meta:editing-duration>
    <meta:editing-cycles>7</meta:editing-cycles>
    <meta:generator>LibreOffice/6.1.5.2$Linux_ARM_EABI LibreOffice_project/10$Build-2</meta:generator>
    <meta:document-statistic meta:table-count="0" meta:image-count="0" meta:object-count="0" meta:page-count="2" meta:paragraph-count="38" meta:word-count="540" meta:character-count="3492" meta:non-whitespace-character-count="2991"/>
  </office:meta>
</office:document-meta>
</file>